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InstantProvider.provideArguments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OSerializedInstantProvider.provid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FormatterTests.should_serialize_an_Instant_using_ISO_format_and_ignoring_Locale( Instan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tFormatterTests.should_parse_an_RFC1123_formatted_string_representation_of_an_Instant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FC1123SerializedInstantProvider.provid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ntFormatterTests.should_parse_an_ISO_formatted_string_representation_of_an_Instant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domInstantProvider.randomInstantStream( Instant min , Insta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domInstantProvider.provid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